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yt-cheltenham-cond" svg:font-family="nyt-cheltenham-cond, nyt-cheltenham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80540" officeooo:paragraph-rsid="00080540" style:font-weight-asian="normal" style:font-weight-complex="normal"/>
    </style:style>
    <style:style style:name="T1" style:family="text">
      <style:text-properties officeooo:rsid="00080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¿Por qué tuvieron éxito alguno de los productos de Apple anteriores al Ipad?</text:p>
      <text:p text:style-name="Standard"/>
      <text:p text:style-name="Standard">es un celular enorme y la computadora personal, tanto de escritorio como la portátil, era una víctima inevitable. Descanse en paz.</text:p>
      <text:p text:style-name="Standard"/>
      <text:p text:style-name="P1">2) ¿Cuál es la opinión de Steve acerca de los Netbooks?</text:p>
      <text:p text:style-name="Standard"/>
      <text:p text:style-name="Standard">las computadoras personales van a morir</text:p>
      <text:p text:style-name="Standard"/>
      <text:p text:style-name="P1">3) ¿Crees que el Ipad intanta dar respuesta a una necesidad no cubierta en la sociedad?</text:p>
      <text:p text:style-name="Standard"/>
      <text:p text:style-name="Standard">El iPad no es un laptop, no tiene teclado físico, no tiene ratón (trackpad) y no tiene el mismo sistema operativo de un Mac. <text:span text:style-name="T1">p</text:span>ero tampoco es un iPhone</text:p>
      <text:p text:style-name="Standard"/>
      <text:p text:style-name="P1">4) ¿Crees que el Ipad ofrece un producto ya conocido de otra manera que pueda satisfacer más al cliente?</text:p>
      <text:p text:style-name="P1"/>
      <text:p text:style-name="P1"/>
      <text:p text:style-name="P2">Si, las tabletas, el telefono, los iboo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yt-cheltenham-cond" svg:font-family="nyt-cheltenham-cond, nyt-cheltenham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13:19:02.196000000</meta:creation-date>
    <dc:date>2020-09-29T13:24:40.608000000</dc:date>
    <meta:editing-duration>PT5M38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8" meta:word-count="123" meta:character-count="684" meta:non-whitespace-character-count="569"/>
  </office:meta>
</office:document-meta>
</file>